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Verdana"/>
    </style:style>
    <style:style style:name="P2" style:family="paragraph" style:parent-style-name="Standard">
      <style:paragraph-properties fo:line-height="150%" fo:text-align="center" style:justify-single-word="false"/>
      <style:text-properties style:font-name="Verdana"/>
    </style:style>
    <style:style style:name="P3" style:family="paragraph" style:parent-style-name="Standard">
      <style:paragraph-properties fo:line-height="150%" fo:text-align="start" style:justify-single-word="false"/>
      <style:text-properties style:font-name="Verdana"/>
    </style:style>
    <style:style style:name="P4" style:family="paragraph" style:parent-style-name="Standard" style:list-style-name="L1">
      <style:paragraph-properties fo:line-height="150%" fo:text-align="start" style:justify-single-word="false"/>
      <style:text-properties style:font-name="Verdana"/>
    </style:style>
    <style:style style:name="P5" style:family="paragraph" style:parent-style-name="Standard" style:list-style-name="L2">
      <style:paragraph-properties fo:line-height="150%" fo:text-align="start" style:justify-single-word="false"/>
      <style:text-properties style:font-name="Verdana"/>
    </style:style>
    <style:style style:name="P6" style:family="paragraph" style:parent-style-name="Hanging_20_indent">
      <style:paragraph-properties fo:line-height="150%"/>
    </style:style>
    <style:style style:name="P7" style:family="paragraph" style:parent-style-name="Hanging_20_indent">
      <style:paragraph-properties fo:line-height="150%"/>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usty DeGarmo</text:p>
      <text:p text:style-name="P1">Professor Payne</text:p>
      <text:p text:style-name="P1">Server-Side Development</text:p>
      <text:p text:style-name="P1">19 February 2022</text:p>
      <text:p text:style-name="P2">JSTL and Xpath</text:p>
      <text:p text:style-name="P3">JSTL is an acronym that stands for JSP Standard Tag Library. The standard tag libraries are similar to the standard java libraries. These libraries contain tags that provide most of the general functionality that we will use on a daily basis. Of course the standard library won't provide all of the functionality we will ever need, but we can define our own tags in custom libraries as well when we need to. For the time being we'll only be discussing the standard library, some of the tags that come with it, and what we can do with them.</text:p>
      <text:p text:style-name="P3">In my example JSTL JSP page, I'm simply displaying my name on the page in three different ways. First I display it with a simple JSP Java scriptlet. Then I use an EL expression to display the same name attribute. Finally, I display it one more time with the JSTL core package out method.</text:p>
      <text:p text:style-name="P3">Some of the other things we can do with the standard tag library are iterating through a collection of objects, manipulating XML documents, working with SQL, and many more things.</text:p>
      <text:p text:style-name="P3">In order to use JSTL in our applications we have to include the applicable jar files so that our application knows how to handle the instructions. The easiest way to do this is to copy the jar files to the lib directory under WEB-INF such as I have done in my example. I honestly don't know if I needed all four of the JSTL jars for what I was doing with my application. I'm guessing I did not, but it worked after I put them all in there so there they stay.</text:p>
      <text:p text:style-name="P3">One thing worth mentioning is that when we include the tag library we can set a custom prefix. There seems to be an industry standard for using these standard libraries though. We prefix the core library with "c:", the formatting library with "fmt:", and so on. When we create a custom library, I'm sure our team or organization will standardize the prefix we use with those custom libraries as well so that everyone is on the same page. These prefixes are just a way to tell our application what library we're looking for.</text:p>
      <text:p text:style-name="P3">According to TutorialsPoint, the JSTL tags come in five categories:</text:p>
      <text:list xml:id="list4024572006854481918" text:style-name="L1">
        <text:list-item>
          <text:p text:style-name="P4"><text:soft-page-break/>Core Tags</text:p>
        </text:list-item>
        <text:list-item>
          <text:p text:style-name="P4">Formatting Tags</text:p>
        </text:list-item>
        <text:list-item>
          <text:p text:style-name="P4">SQL Tags</text:p>
        </text:list-item>
        <text:list-item>
          <text:p text:style-name="P4">XML Tags</text:p>
        </text:list-item>
        <text:list-item>
          <text:p text:style-name="P4">JSTL Functions</text:p>
        </text:list-item>
      </text:list>
      <text:p text:style-name="P3">The core tag category is aptly named. These are the tags that are the most commonly used. These include the c:out that I used in my example, as well as c:set, c:remove, c:catch, c:if, and quite a few more. They are mostly intuitively named for the most part. It's not hard to understand what they are meant to do.</text:p>
      <text:p text:style-name="P3">The formatting tag category is also pretty self-descriptive. These tags are used to format and display data. Who would have guessed. Some of the tags include fmt:formatNumber, fmt:parseNumber, fmt:setTimeZone, and there are many more of these as well.</text:p>
      <text:p text:style-name="P3">I don't think I need to go through each of these categories. I think we can all get the general idea from that, so I'll move on to Xpath.</text:p>
      <text:p text:style-name="P3"/>
      <text:p text:style-name="P3">Xpath is a way to reference specific elements within an XML document. With Xpath we use a combination of pathing, like a path to a file in a directory, and indexing, like accessing the index of an array. Many of the characters used in Xpath are going to be familiar to us. </text:p>
      <text:p text:style-name="P3">For example, to access a directory that is a level above the current directory we would start our path with two dots, "..". Each subsequent directory is opened with a slash "/" such as the path in my JSTL example. A partial list of navigating commands is below.</text:p>
      <text:list xml:id="list4002538139348245190" text:style-name="L2">
        <text:list-item>
          <text:p text:style-name="P5">Self or Current Directory = .</text:p>
        </text:list-item>
        <text:list-item>
          <text:p text:style-name="P5">Decendent = //</text:p>
        </text:list-item>
        <text:list-item>
          <text:p text:style-name="P5">Access an Attribute = @</text:p>
        </text:list-item>
        <text:list-item>
          <text:p text:style-name="P5">Parent = ..</text:p>
        </text:list-item>
      </text:list>
      <text:p text:style-name="P3">There are some pretty creative things we can do with Xpath. Many of these things will require some experience and practice before it becomes habitual. The examples in the book on pages 238 – 244 were somewhat difficult to follow while the author was using more abstract examples. They became much <text:soft-page-break/>more understandable with the practical examples using the starfleet.xml and starfleet.jsp files. </text:p>
      <text:p text:style-name="P3">In my example project I created a bookstore XML file and added a few books to it. I decided to keep it simple and only included a title and author for each book. It would be a simple matter to expand each book element to include a price and other elements or attributes. </text:p>
      <text:p text:style-name="P3">I'm displaying my books in a table format using simple Xpath, similarly to the starfleet example provided in the book. I don't know if it's technically correct to include Xpath in the same JSP file as snippets, EL, and JSTL. From what I've read it would be more appropriate to display this data in a JSPX file so that it more strictly conformes to XML, but I don't think it's necessary for this particular assignmen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Works Cited</text:p>
      <text:p text:style-name="P6">Manelli, Luciano and Zambon, Giulio, <text:span text:style-name="T1">Beginning Jakarta EE Web Development, </text:span><text:span text:style-name="T2">Third Edition, published by Apress Copyright 2020</text:span></text:p>
      <text:p text:style-name="P6">Telusko, <text:span text:style-name="T1">JSTL Tutorial part 1 EL, </text:span><text:a xlink:type="simple" xlink:href="https://www.youtube.com/watch" text:style-name="Internet_20_link" text:visited-style-name="Visited_20_Internet_20_Link"><text:span text:style-name="T1">https://www.youtube.com/watch</text:span></text:a><text:a xlink:type="simple" xlink:href="https://www.youtube.com/watch?v=KmREMEhj5eE" text:style-name="Internet_20_link" text:visited-style-name="Visited_20_Internet_20_Link"><text:span text:style-name="T1">?v=KmREMEhj5eE</text:span></text:a><text:span text:style-name="T1">, accessed 19 February 2022</text:span></text:p>
      <text:p text:style-name="P7">Telusko, <text:span text:style-name="T1">JSTL Tutorial part 2 Core Tags</text:span>, <text:a xlink:type="simple" xlink:href="https://www.youtube.com/watch?v=R0EnI9_ZMA0&amp;list=PLsyeobzWxl7ozEebAyOQmkdT2U5UK7h8C&amp;index=2" text:style-name="Internet_20_link" text:visited-style-name="Visited_20_Internet_20_Link">https://www.youtube.com/watch?v=R0EnI9_ZMA0&amp;list=PLsyeobzWxl7ozEebAyOQmkdT2U5UK7h8C&amp;index=2</text:a>, accessed 19 February 2022</text:p>
      <text:p text:style-name="P7">TutorialsPoint, <text:span text:style-name="T1">JSP – Standard Tag Library (JSTL) Tutorial, </text:span><text:a xlink:type="simple" xlink:href="https://www.tutorialspoint.com/jsp/jsp_standard_tag_library.htm" text:style-name="Internet_20_link" text:visited-style-name="Visited_20_Internet_20_Link">https://www.tutorialspoint.com/jsp/jsp_standard_tag_library.htm</text:a>, accessed 19 February 2022</text:p>
      <text:p text:style-name="P6"><text:span text:style-name="T1"/></text:p>
      <text:p text:style-name="P3"><text:span text:style-name="T1"/></text:p>
      <text:p text:style-name="P3"><text:span text:style-name="T1"/></text:p>
      <text:p text:style-name="P3"><text:span text:style-name="T1"/></text:p>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12T17:55:35.26</meta:creation-date>
    <meta:editing-duration>PT3H41M18S</meta:editing-duration>
    <meta:editing-cycles>8</meta:editing-cycles>
    <meta:generator>OpenOffice/4.1.11$Win32 OpenOffice.org_project/4111m1$Build-9808</meta:generator>
    <dc:title>verdanaTemplate</dc:title>
    <dc:date>2022-02-19T14:49:28.73</dc:date>
    <dc:creator>Rusty DeGarmo</dc:creator>
    <meta:document-statistic meta:table-count="0" meta:image-count="0" meta:object-count="0" meta:page-count="4" meta:paragraph-count="33" meta:word-count="897" meta:character-count="5139"/>
    <meta:user-defined meta:name="Info 1"/>
    <meta:user-defined meta:name="Info 2"/>
    <meta:user-defined meta:name="Info 3"/>
    <meta:user-defined meta:name="Info 4"/>
    <meta:template xlink:type="simple" xlink:actuate="onRequest" xlink:title="verdanaTemplate" xlink:href="../../../../OpenOffice/4/user/template/verdanaTemplate.ott" meta:date="2022-02-12T17:55:35.26"/>
  </office:meta>
</office:document-meta>
</file>